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27cm" fo:margin-left="1.095cm" table:align="left"/>
    </style:style>
    <style:style style:name="Table1.A" style:family="table-column">
      <style:table-column-properties style:column-width="0.714cm"/>
    </style:style>
    <style:style style:name="Table1.B" style:family="table-column">
      <style:table-column-properties style:column-width="2.55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2.487cm" fo:margin-left="8.107cm" table:align="left"/>
    </style:style>
    <style:style style:name="Table2.A" style:family="table-column">
      <style:table-column-properties style:column-width="0.767cm"/>
    </style:style>
    <style:style style:name="Table2.B" style:family="table-column">
      <style:table-column-properties style:column-width="1.7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center" style:justify-single-word="false"/>
      <style:text-properties style:font-name="Arial" fo:font-style="italic" fo:font-weight="normal" style:font-style-asian="italic" style:font-weight-asian="normal" style:font-style-complex="italic" style:font-weight-complex="normal"/>
    </style:style>
    <style:style style:name="P3" style:family="paragraph" style:parent-style-name="Standard">
      <style:paragraph-properties fo:text-align="end" style:justify-single-word="false"/>
      <style:text-properties style:font-name="Arial" fo:font-style="normal" fo:font-weight="normal"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style:font-name="Arial"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Arial" fo:font-size="11pt" fo:font-style="normal" style:text-underline-style="solid" style:text-underline-width="auto" style:text-underline-color="font-color" fo:font-weight="normal"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Arial" fo:font-size="11pt" fo:font-style="italic" style:text-underline-style="solid" style:text-underline-width="auto" style:text-underline-color="font-color" fo:font-weight="normal" style:font-size-asian="9.60000038146973pt" style:font-style-asian="italic" style:font-weight-asian="normal" style:font-size-complex="11pt" style:font-style-complex="italic" style:font-weight-complex="normal"/>
    </style:style>
    <style:style style:name="P8" style:family="paragraph" style:parent-style-name="Standard">
      <style:paragraph-properties fo:text-align="start" style:justify-single-word="false"/>
      <style:text-properties style:font-name="Arial"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P9" style:family="paragraph" style:parent-style-name="Standard">
      <style:paragraph-properties fo:text-align="end" style:justify-single-word="false" fo:padding="0.074cm" fo:border-left="none" fo:border-right="none" fo:border-top="none" fo:border-bottom="0.06pt solid #000000" style:join-border="false"/>
      <style:text-properties style:font-name="Arial" fo:font-style="normal"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fo:padding="0.074cm" fo:border-left="none" fo:border-right="none" fo:border-top="none" fo:border-bottom="0.06pt solid #000000" style:join-border="false"/>
      <style:text-properties style:font-name="Arial"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11" style:family="paragraph" style:parent-style-name="Table_20_Contents">
      <style:paragraph-properties fo:text-align="center" style:justify-single-word="false"/>
      <style:text-properties style:font-name="Arial" fo:font-size="11pt" style:font-size-asian="9.60000038146973pt" style:font-size-complex="11pt"/>
    </style:style>
    <style:style style:name="P12" style:family="paragraph" style:parent-style-name="Standard" style:list-style-name="L1">
      <style:paragraph-properties fo:text-align="start" style:justify-single-word="false"/>
      <style:text-properties style:font-name="Arial"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13" style:family="paragraph" style:parent-style-name="Standard" style:list-style-name="L2">
      <style:paragraph-properties fo:text-align="start" style:justify-single-word="false"/>
      <style:text-properties style:font-name="Arial"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14" style:family="paragraph" style:parent-style-name="Standard" style:list-style-name="L3">
      <style:paragraph-properties fo:text-align="start" style:justify-single-word="false"/>
      <style:text-properties style:font-name="Arial"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15" style:family="paragraph" style:parent-style-name="Standard" style:list-style-name="L4">
      <style:paragraph-properties fo:text-align="start" style:justify-single-word="false"/>
      <style:text-properties style:font-name="Arial"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16" style:family="paragraph" style:parent-style-name="Standard" style:list-style-name="L5">
      <style:paragraph-properties fo:text-align="start" style:justify-single-word="false"/>
      <style:text-properties style:font-name="Arial"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17" style:family="paragraph" style:parent-style-name="Standard" style:list-style-name="L6">
      <style:paragraph-properties fo:text-align="start" style:justify-single-word="false"/>
      <style:text-properties style:font-name="Arial"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18" style:family="paragraph" style:parent-style-name="Standard" style:list-style-name="L7">
      <style:paragraph-properties fo:text-align="start" style:justify-single-word="false"/>
      <style:text-properties style:font-name="Arial"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19" style:family="paragraph" style:parent-style-name="Standard" style:list-style-name="L8">
      <style:paragraph-properties fo:text-align="start" style:justify-single-word="false"/>
      <style:text-properties style:font-name="Arial"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20" style:family="paragraph" style:parent-style-name="Standard" style:list-style-name="L9">
      <style:paragraph-properties fo:text-align="start" style:justify-single-word="false"/>
      <style:text-properties style:font-name="Arial"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21" style:family="paragraph" style:parent-style-name="Standard" style:list-style-name="L10">
      <style:paragraph-properties fo:text-align="start" style:justify-single-word="false"/>
      <style:text-properties style:font-name="Arial"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22" style:family="paragraph" style:parent-style-name="Standard" style:list-style-name="L11">
      <style:paragraph-properties fo:text-align="start" style:justify-single-word="false"/>
      <style:text-properties style:font-name="Arial"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23" style:family="paragraph" style:parent-style-name="Standard" style:list-style-name="L12">
      <style:paragraph-properties fo:text-align="start" style:justify-single-word="false"/>
      <style:text-properties style:font-name="Arial"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24" style:family="paragraph" style:parent-style-name="Standard" style:list-style-name="L13">
      <style:paragraph-properties fo:text-align="start" style:justify-single-word="false"/>
      <style:text-properties style:font-name="Arial"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25" style:family="paragraph" style:parent-style-name="Standard" style:list-style-name="L14">
      <style:paragraph-properties fo:text-align="start" style:justify-single-word="false"/>
      <style:text-properties style:font-name="Arial"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26" style:family="paragraph" style:parent-style-name="Standard" style:list-style-name="L11">
      <style:paragraph-properties fo:text-align="start" style:justify-single-word="false"/>
      <style:text-properties style:font-name="Arial" fo:font-size="11pt" fo:font-style="normal" style:text-underline-style="none" fo:font-weight="bold" style:font-size-asian="9.60000038146973pt" style:font-style-asian="normal" style:font-weight-asian="bold" style:font-size-complex="11pt" style:font-style-complex="normal" style:font-weight-complex="bold"/>
    </style:style>
    <style:style style:name="P27" style:family="paragraph" style:parent-style-name="Standard" style:list-style-name="L3">
      <style:paragraph-properties fo:text-align="start" style:justify-single-word="false"/>
      <style:text-properties style:font-name="Arial"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P28" style:family="paragraph" style:parent-style-name="Standard" style:list-style-name="L4">
      <style:paragraph-properties fo:text-align="start" style:justify-single-word="false"/>
      <style:text-properties style:font-name="Arial"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P29" style:family="paragraph" style:parent-style-name="Standard" style:list-style-name="L5">
      <style:paragraph-properties fo:text-align="start" style:justify-single-word="false"/>
      <style:text-properties style:font-name="Arial"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P30" style:family="paragraph" style:parent-style-name="Standard" style:list-style-name="L6">
      <style:paragraph-properties fo:text-align="start" style:justify-single-word="false"/>
      <style:text-properties style:font-name="Arial"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P31" style:family="paragraph" style:parent-style-name="Standard" style:list-style-name="L7">
      <style:paragraph-properties fo:text-align="start" style:justify-single-word="false"/>
      <style:text-properties style:font-name="Arial"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P32" style:family="paragraph" style:parent-style-name="Standard" style:list-style-name="L8">
      <style:paragraph-properties fo:text-align="start" style:justify-single-word="false"/>
      <style:text-properties style:font-name="Arial"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P33" style:family="paragraph" style:parent-style-name="Standard" style:list-style-name="L9">
      <style:paragraph-properties fo:text-align="start" style:justify-single-word="false"/>
      <style:text-properties style:font-name="Arial"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P34" style:family="paragraph" style:parent-style-name="Standard" style:list-style-name="L10">
      <style:paragraph-properties fo:text-align="start" style:justify-single-word="false"/>
      <style:text-properties style:font-name="Arial"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P35" style:family="paragraph" style:parent-style-name="Standard" style:list-style-name="L12">
      <style:paragraph-properties fo:text-align="start" style:justify-single-word="false"/>
      <style:text-properties style:font-name="Arial"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P36" style:family="paragraph" style:parent-style-name="Standard">
      <style:paragraph-properties fo:text-align="end" style:justify-single-word="false"/>
      <style:text-properties style:font-name="Arial" fo:font-style="normal" fo:font-weight="normal"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font-name="Arial" fo:font-style="normal" style:text-underline-style="solid" style:text-underline-width="auto" style:text-underline-color="font-color" fo:font-weight="normal"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style:font-name="Arial" fo:font-style="normal" style:text-underline-style="none" fo:font-weight="normal" style:font-style-asian="normal" style:font-weight-asian="normal" style:font-style-complex="normal" style:font-weight-complex="normal"/>
    </style:style>
    <style:style style:name="P40" style:family="paragraph" style:parent-style-name="Standard" style:list-style-name="L16">
      <style:paragraph-properties fo:text-align="start" style:justify-single-word="false"/>
      <style:text-properties style:font-name="Arial" fo:font-style="normal" style:text-underline-style="none" fo:font-weight="normal" style:font-style-asian="normal" style:font-weight-asian="normal" style:font-style-complex="normal" style:font-weight-complex="normal"/>
    </style:style>
    <style:style style:name="P41" style:family="paragraph" style:parent-style-name="Standard" style:list-style-name="L18">
      <style:paragraph-properties fo:text-align="start" style:justify-single-word="false"/>
      <style:text-properties style:font-name="Arial" fo:font-style="normal" style:text-underline-style="none" fo:font-weight="normal" style:font-style-asian="normal" style:font-weight-asian="normal" style:font-style-complex="normal" style:font-weight-complex="normal"/>
    </style:style>
    <style:style style:name="P42" style:family="paragraph" style:parent-style-name="Standard" style:list-style-name="L19">
      <style:paragraph-properties fo:text-align="start" style:justify-single-word="false"/>
      <style:text-properties style:font-name="Arial" fo:font-style="normal" style:text-underline-style="none" fo:font-weight="normal" style:font-style-asian="normal" style:font-weight-asian="normal" style:font-style-complex="normal" style:font-weight-complex="normal"/>
    </style:style>
    <style:style style:name="P43" style:family="paragraph" style:parent-style-name="Standard" style:list-style-name="L20">
      <style:paragraph-properties fo:text-align="start" style:justify-single-word="false"/>
      <style:text-properties style:font-name="Arial" fo:font-style="normal" style:text-underline-style="none" fo:font-weight="normal"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style:font-name="Arial" fo:font-style="italic" style:text-underline-style="solid" style:text-underline-width="auto" style:text-underline-color="font-color" fo:font-weight="normal"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style:font-name="Arial" fo:font-style="italic" style:text-underline-style="none" fo:font-weight="bold" style:font-style-asian="italic" style:font-weight-asian="bold" style:font-style-complex="italic" style:font-weight-complex="bold"/>
    </style:style>
    <style:style style:name="P46" style:family="paragraph" style:parent-style-name="Standard" style:list-style-name="L15">
      <style:paragraph-properties fo:text-align="start" style:justify-single-word="false"/>
      <style:text-properties style:font-name="Arial" fo:font-style="italic" style:text-underline-style="none" fo:font-weight="bold" style:font-style-asian="italic" style:font-weight-asian="bold" style:font-style-complex="italic" style:font-weight-complex="bold"/>
    </style:style>
    <style:style style:name="P47" style:family="paragraph" style:parent-style-name="Standard" style:list-style-name="L17">
      <style:paragraph-properties fo:text-align="start" style:justify-single-word="false"/>
      <style:text-properties style:font-name="Arial" fo:font-style="italic" style:text-underline-style="none" fo:font-weight="bold" style:font-style-asian="italic" style:font-weight-asian="bold" style:font-style-complex="italic" style:font-weight-complex="bold"/>
    </style:style>
    <style:style style:name="P48" style:family="paragraph" style:parent-style-name="Standard">
      <style:paragraph-properties fo:text-align="start" style:justify-single-word="false"/>
      <style:text-properties style:font-name="Arial"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49" style:family="paragraph" style:parent-style-name="Standard">
      <style:paragraph-properties fo:text-align="start" style:justify-single-word="false" fo:padding="0.074cm" fo:border-left="none" fo:border-right="none" fo:border-top="none" fo:border-bottom="0.06pt solid #000000" style:join-border="false"/>
      <style:text-properties style:font-name="Arial" fo:font-style="normal" fo:font-weight="normal" style:font-style-asian="normal" style:font-weight-asian="normal" style:font-style-complex="normal" style:font-weight-complex="normal"/>
    </style:style>
    <style:style style:name="P50" style:family="paragraph">
      <style:paragraph-properties fo:text-align="center"/>
    </style:style>
    <style:style style:name="T1" style:family="text">
      <style:text-properties style:text-position="super 58%"/>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font-weight-asian="normal" style:font-weight-complex="normal"/>
    </style:style>
    <style:style style:name="T7" style:family="text">
      <style:text-properties fo:font-size="11pt" style:font-size-asian="11pt" style:font-size-complex="11pt"/>
    </style:style>
    <style:style style:name="T8" style:family="text">
      <style:text-properties fo:font-size="11pt" fo:font-style="italic" fo:font-weight="bold" style:font-size-asian="11pt" style:font-style-asian="italic" style:font-weight-asian="bold" style:font-size-complex="11pt" style:font-style-complex="italic" style:font-weight-complex="bold"/>
    </style:style>
    <style:style style:name="T9" style:family="text">
      <style:text-properties fo:font-size="11pt" style:text-underline-style="none" style:font-size-asian="11pt" style:font-size-complex="11pt"/>
    </style:style>
    <style:style style:name="T10"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1" style:family="text">
      <style:text-properties fo:font-size="11pt" fo:font-weight="normal" style:font-size-asian="11pt" style:font-weight-asian="normal"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I 360 – Assignment #2 <text:span text:style-name="T4">(Lab #7)</text:span></text:p>
      <text:p text:style-name="P2">Virtual Filesystem</text:p>
      <text:p text:style-name="P3">Andrew Smythe</text:p>
      <text:p text:style-name="P3">November 30<text:span text:style-name="T1">th</text:span>, 2012</text:p>
      <text:p text:style-name="P9"/>
      <text:p text:style-name="P3"/>
      <text:p text:style-name="P48">Filesystem Architecture</text:p>
      <text:p text:style-name="P7"/>
      <text:p text:style-name="P5">My virtual filesystem is composed of 4 different parts:</text:p>
      <text:p text:style-name="P5"/>
      <text:list xml:id="list70132153" text:style-name="L1">
        <text:list-item>
          <text:p text:style-name="P12">Superblock (Block 1)</text:p>
        </text:list-item>
        <text:list-item>
          <text:p text:style-name="P12">Free Space Management Blocks (Blocks 2-5)</text:p>
        </text:list-item>
        <text:list-item>
          <text:p text:style-name="P12">Inode table (root directory) (Block 6)</text:p>
        </text:list-item>
        <text:list-item>
          <text:p text:style-name="P12">Data blocks (Blocks 7-206)</text:p>
        </text:list-item>
      </text:list>
      <text:p text:style-name="P5"/>
      <text:p text:style-name="P8">* Each block is 50 bytes *</text:p>
      <text:p text:style-name="P5"/>
      <text:p text:style-name="P5"/>
      <text:p text:style-name="P6">Superblock</text:p>
      <text:p text:style-name="P5"/>
      <text:p text:style-name="P5">The Superblock holds 3 basic pieces of information:</text:p>
      <text:list xml:id="list802128440" text:style-name="L2">
        <text:list-item>
          <text:p text:style-name="P13">Number of blocks used for free space management</text:p>
        </text:list-item>
        <text:list-item>
          <text:p text:style-name="P13">Number of inode tables used (In this case, it will be 1 -&gt; the root directory)</text:p>
        </text:list-item>
        <text:list-item>
          <text:p text:style-name="P13">Number of data blocks on the filesystem</text:p>
        </text:list-item>
      </text:list>
      <text:p text:style-name="P5"/>
      <text:p text:style-name="P5">When the virtual drive is mounted, this information is read from the superblock to let the program know the structure of the filesystem.</text:p>
      <text:p text:style-name="P5"/>
      <text:p text:style-name="P5"/>
      <text:p text:style-name="P6">Free Space Management (FSM) Blocks</text:p>
      <text:p text:style-name="P6"/>
      <text:p text:style-name="P5">There are N FSM blocks, where N = (# of data blocks) / (Size of data blocks). Note that for my implementation, N = 4, as there are 200 data blocks, each of size 50 bytes. These are defined in block.h as global constants. It should be fairly trivial to change this, and run the filesystem with different parameters.</text:p>
      <text:p text:style-name="P5"/>
      <text:p text:style-name="P5">However, it should be noted that when I tried this, it generated segmentation faults, and I could not determine what was wrong. I suspect that there is a bug in the code, where I may have accidently hardcoded a number, which would cause it to fall apart with different parameters. </text:p>
      <text:p text:style-name="P5"/>
      <text:p text:style-name="P5"/>
      <text:p text:style-name="P6">I-node Table (Root Directory)</text:p>
      <text:p text:style-name="P6"/>
      <text:p text:style-name="P5">For this program, I chose to implement only one I-node table, hence there is only one root directory. Each byte in the I-node table either points to a single data block, which has been implemented as an I-node (read down), or is 0. I do not support the functionality of deleting files from the table, so files can simply be read from the beginning to end of the I-node table. When a zero is met, there are no more files.</text:p>
      <text:p text:style-name="P5"/>
      <text:p text:style-name="P5">Because there is only one root directory, only 50 files (50 = block size) can be present on the filesystem.</text:p>
      <text:p text:style-name="P5"/>
      <text:p text:style-name="P5"><text:soft-page-break/></text:p>
      <text:p text:style-name="P6">Data Blocks</text:p>
      <text:p text:style-name="P6"/>
      <text:p text:style-name="P5">For this virtual disk, I chose to have 200 blocks of size 50 bytes. As mentioned above, it should be easy to increase this, and maintain functionality. However, doing so causes several bugs, that are likely the result of a literal being hardcoded into a function by accident. Data blocks store I-nodes and raw data.</text:p>
      <text:p text:style-name="P5"/>
      <text:p text:style-name="P5"/>
      <text:p text:style-name="P6">I-nodes</text:p>
      <text:p text:style-name="P6"/>
      <text:p text:style-name="P5">When a file is created, it is assigned an I-node. Each I-node is structured as follows:</text:p>
      <text:p text:style-name="P5"/>
      <table:table table:name="Table1" table:style-name="Table1">
        <table:table-column table:style-name="Table1.A"/>
        <table:table-column table:style-name="Table1.B"/>
        <table:table-row>
          <table:table-cell table:style-name="Table1.A1" office:value-type="string">
            <text:p text:style-name="P11">0</text:p>
          </table:table-cell>
          <table:table-cell table:style-name="Table1.B1" office:value-type="string">
            <text:p text:style-name="P11">fileName[0]</text:p>
          </table:table-cell>
        </table:table-row>
        <table:table-row>
          <table:table-cell table:style-name="Table1.A2" office:value-type="string">
            <text:p text:style-name="P11">..</text:p>
          </table:table-cell>
          <table:table-cell table:style-name="Table1.B2" office:value-type="string">
            <text:p text:style-name="P11">...</text:p>
          </table:table-cell>
        </table:table-row>
        <table:table-row>
          <table:table-cell table:style-name="Table1.A2" office:value-type="string">
            <text:p text:style-name="P11">19</text:p>
          </table:table-cell>
          <table:table-cell table:style-name="Table1.B2" office:value-type="string">
            <text:p text:style-name="P11">fileName[19]</text:p>
          </table:table-cell>
        </table:table-row>
        <table:table-row>
          <table:table-cell table:style-name="Table1.A2" office:value-type="string">
            <text:p text:style-name="P11">20</text:p>
          </table:table-cell>
          <table:table-cell table:style-name="Table1.B2" office:value-type="string">
            <text:p text:style-name="P11">fileSize[0]</text:p>
          </table:table-cell>
        </table:table-row>
        <table:table-row>
          <table:table-cell table:style-name="Table1.A2" office:value-type="string">
            <text:p text:style-name="P11">...</text:p>
          </table:table-cell>
          <table:table-cell table:style-name="Table1.B2" office:value-type="string">
            <text:p text:style-name="P11">...</text:p>
          </table:table-cell>
        </table:table-row>
        <table:table-row>
          <table:table-cell table:style-name="Table1.A2" office:value-type="string">
            <text:p text:style-name="P11">23</text:p>
          </table:table-cell>
          <table:table-cell table:style-name="Table1.B2" office:value-type="string">
            <text:p text:style-name="P11">FileSize[4]</text:p>
          </table:table-cell>
        </table:table-row>
        <table:table-row>
          <table:table-cell table:style-name="Table1.A2" office:value-type="string">
            <text:p text:style-name="P11">24</text:p>
          </table:table-cell>
          <table:table-cell table:style-name="Table1.B2" office:value-type="string">
            <text:p text:style-name="P11">Data block ptr</text:p>
          </table:table-cell>
        </table:table-row>
        <table:table-row>
          <table:table-cell table:style-name="Table1.A2" office:value-type="string">
            <text:p text:style-name="P11">...</text:p>
          </table:table-cell>
          <table:table-cell table:style-name="Table1.B2" office:value-type="string">
            <text:p text:style-name="P11">...</text:p>
          </table:table-cell>
        </table:table-row>
        <table:table-row>
          <table:table-cell table:style-name="Table1.A2" office:value-type="string">
            <text:p text:style-name="P11"><draw:line text:anchor-type="paragraph" draw:z-index="0" draw:style-name="gr1" draw:text-style-name="P50" svg:x1="3.223cm" svg:y1="0.25cm" svg:x2="8.277cm" svg:y2="0.276cm"><text:p/></draw:line><draw:line text:anchor-type="paragraph" draw:z-index="1" draw:style-name="gr2" draw:text-style-name="P50" svg:x1="8.276cm" svg:y1="0.277cm" svg:x2="8.276cm" svg:y2="0.912cm"><text:p/></draw:line>49</text:p>
          </table:table-cell>
          <table:table-cell table:style-name="Table1.B2" office:value-type="string">
            <text:p text:style-name="P11">Indirect ptr</text:p>
          </table:table-cell>
        </table:table-row>
      </table:table>
      <text:p text:style-name="P5"/>
      <table:table table:name="Table2" table:style-name="Table2">
        <table:table-column table:style-name="Table2.A"/>
        <table:table-column table:style-name="Table2.B"/>
        <table:table-row>
          <table:table-cell table:style-name="Table2.A1" office:value-type="string">
            <text:p text:style-name="P11">0</text:p>
          </table:table-cell>
          <table:table-cell table:style-name="Table2.B1" office:value-type="string">
            <text:p text:style-name="P11">Data block ptr</text:p>
          </table:table-cell>
        </table:table-row>
        <table:table-row>
          <table:table-cell table:style-name="Table2.A2" office:value-type="string">
            <text:p text:style-name="P11">1</text:p>
          </table:table-cell>
          <table:table-cell table:style-name="Table2.B2" office:value-type="string">
            <text:p text:style-name="P11">...</text:p>
          </table:table-cell>
        </table:table-row>
        <table:table-row>
          <table:table-cell table:style-name="Table2.A2" office:value-type="string">
            <text:p text:style-name="P11">2</text:p>
          </table:table-cell>
          <table:table-cell table:style-name="Table2.B2" office:value-type="string">
            <text:p text:style-name="P11">...</text:p>
          </table:table-cell>
        </table:table-row>
        <table:table-row>
          <table:table-cell table:style-name="Table2.A2" office:value-type="string">
            <text:p text:style-name="P11">...</text:p>
          </table:table-cell>
          <table:table-cell table:style-name="Table2.B2" office:value-type="string">
            <text:p text:style-name="P11">...</text:p>
          </table:table-cell>
        </table:table-row>
        <table:table-row>
          <table:table-cell table:style-name="Table2.A2" office:value-type="string">
            <text:p text:style-name="P11">49</text:p>
          </table:table-cell>
          <table:table-cell table:style-name="Table2.B2" office:value-type="string">
            <text:p text:style-name="P11">...</text:p>
          </table:table-cell>
        </table:table-row>
      </table:table>
      <text:p text:style-name="P5"/>
      <text:p text:style-name="P5">As illustrated above, each inode is a regular 50 byte block. The first 20 bytes are reserved for the file name, while bytes 21-24 are reserved for the size of the file (an unsigned integer is 4 bytes on most machines. Then, bytes 25-49 point to regular raw data blocks.</text:p>
      <text:p text:style-name="P5"/>
      <text:p text:style-name="P5">Byte 50 points to an indirect block, which contains up to 50 more pointers to raw data blocks. Thus, an inode can contain pointers to up to 75 total data blocks, which means that a file on our filesystem can be at most 3.75 KB.</text:p>
      <text:p text:style-name="P10"/>
      <text:p text:style-name="P4"/>
      <text:p text:style-name="P48">Implementation of the Filesystem</text:p>
      <text:p text:style-name="P44"><text:span text:style-name="T7"/></text:p>
      <text:p text:style-name="P39"><text:span text:style-name="T7">In my program (written in C), I interacted with my filesystem using a struct called </text:span><text:span text:style-name="T8">Disk</text:span><text:span text:style-name="T7">. The struct includes buffers of unsigned chars for the inode table, FSM, and data blocks. When the disk is mounted, it reads this out of the super block, and stores in the struct the locations of the start of the inode table, FSM, and data blocks, as well as keeps a buffer of those blocks.</text:span></text:p>
      <text:p text:style-name="P39"><text:span text:style-name="T7"/></text:p>
      <text:p text:style-name="P39"><text:soft-page-break/><text:span text:style-name="T7">When the disk is unmounted, these buffers are written back to disk, using the information taken originally from the superblock.</text:span></text:p>
      <text:p text:style-name="P39"><text:span text:style-name="T7"/></text:p>
      <text:p text:style-name="P4"><text:span text:style-name="T9">When the user wants to write a file into the virtual filesystem, they must provide the name of the file to read from the local disk. The function writeFile() takes in the file pointer from this file, the filename, and the disk structure. <text:s/>The function allocates a new inode, and writes its block number to the inode table. Then, writeFile will get the size of the file in bytes, and write both the filename and filesize to the inode. Then, a loop is executed for each block it must write, allocating a new block, writing its number to the inode (or its indirect block if those bytes have been exhausted), and then writing the data from the given file block by block into the filesystem.</text:span></text:p>
      <text:p text:style-name="P4"><text:span text:style-name="T9"/></text:p>
      <text:p text:style-name="P4"><text:span text:style-name="T9">Similarly, when the user wants to read a file from the filesystem, they again provide the name of the file, but now they will provide one to read off the virtual filesystem (they must also provide a local filename to write to). Note that they can find the name from the listing function in the main menu. Once the filename has been retrieved, the function readFile() is called with the file pointer, disk structure and the filename. The readFile() function basically executes like writeFile(), but in reverse – first, the inode is found by looking through each inode in the table for the one that matches the file name. Once it is found, its file size is retrieved, and its data blocks are read until that filesize has been reached in the local file.</text:span></text:p>
      <text:p text:style-name="P49"><text:span text:style-name="T9"/></text:p>
      <text:p text:style-name="P4"><text:span text:style-name="T9"/></text:p>
      <text:p text:style-name="P48">Structure of Program</text:p>
      <text:p text:style-name="P38"><text:span text:style-name="T7"/></text:p>
      <text:p text:style-name="P45"><text:span text:style-name="T7">block.h</text:span><text:span text:style-name="T10">:</text:span></text:p>
      <text:list xml:id="list1742210153" text:style-name="L15">
        <text:list-item>
          <text:p text:style-name="P46"><text:span text:style-name="T10">Defines global constants that are used in the program, such as block size, and number of blocks. While ideally these could be changed to increase the disk size, and make the filesystem more usable (can store more files), doing so makes the filesystem unstable. (Read more below under </text:span><text:span text:style-name="T11">Notable Bugs/Improvements)</text:span></text:p>
        </text:list-item>
      </text:list>
      <text:p text:style-name="P45"><text:span text:style-name="T10"/></text:p>
      <text:p text:style-name="P45"><text:span text:style-name="T7">disk.h:</text:span></text:p>
      <text:list xml:id="list1249322080" text:style-name="L16">
        <text:list-item>
          <text:p text:style-name="P40"><text:span text:style-name="T7">Contains the struct definition for </text:span><text:span text:style-name="T8">Disk</text:span><text:span text:style-name="T7">, our virtual disk data structure.</text:span></text:p>
        </text:list-item>
        <text:list-item>
          <text:p text:style-name="P40"><text:span text:style-name="T7">Contains function declarations that handle disk reads, writes, etc.</text:span></text:p>
        </text:list-item>
      </text:list>
      <text:p text:style-name="P39"><text:span text:style-name="T7"/></text:p>
      <text:p text:style-name="P45"><text:span text:style-name="T7">int.h:</text:span></text:p>
      <text:list xml:id="list843640480" text:style-name="L17">
        <text:list-item>
          <text:p text:style-name="P47"><text:span text:style-name="T10">Contains functions for converting a 4 byte unsigned char array to an unsigned integer, and visa versa.</text:span></text:p>
        </text:list-item>
        <text:list-item>
          <text:p text:style-name="P47"><text:span text:style-name="T10">Note these functions make an assumption that an unsigned integer is exactly 4 bytes, and that the 4 bytes are being stored on the filesystem in a “big-endian” format.</text:span></text:p>
        </text:list-item>
      </text:list>
      <text:p text:style-name="P45"><text:span text:style-name="T10"/></text:p>
      <text:p text:style-name="P45"><text:span text:style-name="T7">int.cpp:</text:span></text:p>
      <text:list xml:id="list1358370296" text:style-name="L18">
        <text:list-item>
          <text:p text:style-name="P41"><text:span text:style-name="T7">Implements all integer manipulation functions in int.h.</text:span></text:p>
        </text:list-item>
      </text:list>
      <text:p text:style-name="P39"><text:span text:style-name="T7"/></text:p>
      <text:p text:style-name="P45"><text:span text:style-name="T7">disk.cpp:</text:span></text:p>
      <text:list xml:id="list782735297" text:style-name="L19">
        <text:list-item>
          <text:p text:style-name="P42"><text:span text:style-name="T7">Implements all disk manipulation functions in disk.h.</text:span></text:p>
        </text:list-item>
      </text:list>
      <text:p text:style-name="P39"><text:span text:style-name="T7"/></text:p>
      <text:p text:style-name="P45"><text:span text:style-name="T7">main.cpp:</text:span></text:p>
      <text:list xml:id="list850636844" text:style-name="L20">
        <text:list-item>
          <text:p text:style-name="P43"><text:span text:style-name="T7">Main function, and user interface code.</text:span></text:p>
        </text:list-item>
        <text:list-item>
          <text:p text:style-name="P43"><text:span text:style-name="T7">Contains a simple loop that continues polling the user for input until they quit the program. (Read the next section for an explanation of the user interface)</text:span></text:p>
        </text:list-item>
      </text:list>
      <text:p text:style-name="P4"/>
      <text:p text:style-name="P4"/>
      <text:p text:style-name="P48"><text:soft-page-break/>How to use the Interface</text:p>
      <text:p text:style-name="P7"/>
      <text:p text:style-name="P5">To run the interface for my filesystem, you can use the makefile. Simply run:</text:p>
      <text:p text:style-name="P8"/>
      <text:p text:style-name="P8">make run</text:p>
      <text:p text:style-name="P5"/>
      <text:p text:style-name="P5">from the terminal, and the program that runs the virtual disk simulation will be executed. From here, there are 8 options:</text:p>
      <text:p text:style-name="P5"/>
      <text:list xml:id="list1861013951" text:style-name="L3">
        <text:list-item>
          <text:p text:style-name="P27">Format Disk</text:p>
          <text:p text:style-name="P14">- This will erase the virtual disk located in <text:span text:style-name="T3">vdisk</text:span>, and create a new one (206 blocks @ 50 bytes each.)</text:p>
        </text:list-item>
      </text:list>
      <text:p text:style-name="P5"/>
      <text:list xml:id="list990105061" text:style-name="L4">
        <text:list-item>
          <text:p text:style-name="P28">Mount Disk</text:p>
          <text:p text:style-name="P15">- This will mount the virtual fisk located in <text:span text:style-name="T3">vdisk</text:span>, and load its filesystem. Note that vdisk must be formatted before doing this.</text:p>
        </text:list-item>
      </text:list>
      <text:p text:style-name="P5"/>
      <text:list xml:id="list1480021661" text:style-name="L5">
        <text:list-item>
          <text:p text:style-name="P29">Randomly Fill Disk</text:p>
          <text:p text:style-name="P16">- For simulation purposes, this will randomly “fill” (set half of the bitmap to 1 for full) the filesystem.</text:p>
        </text:list-item>
      </text:list>
      <text:p text:style-name="P5"/>
      <text:list xml:id="list1928591762" text:style-name="L6">
        <text:list-item>
          <text:p text:style-name="P30">Save file to disk</text:p>
          <text:p text:style-name="P17">- User will be prompted to write a file from the local disk to the filesystem of the virtual disk. File names must be &lt; 20 characters, and the filesystem can only hold files up to 3.75 KB in size.</text:p>
        </text:list-item>
      </text:list>
      <text:p text:style-name="P5"/>
      <text:list xml:id="list364026367" text:style-name="L7">
        <text:list-item>
          <text:p text:style-name="P31">Get listing of disk</text:p>
          <text:p text:style-name="P18">- This will display a list of the files saved onto the virtual disk's filesystem.</text:p>
        </text:list-item>
      </text:list>
      <text:p text:style-name="P5"/>
      <text:list xml:id="list196837135" text:style-name="L8">
        <text:list-item>
          <text:p text:style-name="P32">Read file from disk</text:p>
          <text:p text:style-name="P19">- User will be prompted to provide a file name on the virtual file system, and a file name on the local disk to write the file to.</text:p>
        </text:list-item>
      </text:list>
      <text:p text:style-name="P5"/>
      <text:list xml:id="list507391368" text:style-name="L9">
        <text:list-item>
          <text:p text:style-name="P33">Unmount disk</text:p>
          <text:p text:style-name="P20">- Saves the virtual filesystme to the virtual disk.</text:p>
        </text:list-item>
      </text:list>
      <text:p text:style-name="P5"/>
      <text:list xml:id="list2100520342" text:style-name="L10">
        <text:list-item>
          <text:p text:style-name="P34">Quit</text:p>
          <text:p text:style-name="P21">- Halts the program.</text:p>
        </text:list-item>
      </text:list>
      <text:p text:style-name="P10"/>
      <text:p text:style-name="P5"/>
      <text:p text:style-name="P48">Notable Bugs/Improvements</text:p>
      <text:p text:style-name="P6"/>
      <text:list xml:id="list223248832" text:style-name="L11">
        <text:list-item>
          <text:p text:style-name="P22">Block size/number could not be increased.</text:p>
          <text:list>
            <text:list-item>
              <text:p text:style-name="P22">I am not sure of the actual cause of this, but I suspect I may have overlooked a piece of code in which I hard coded one of these values. This would cause it to malfunction when changing the globals.</text:p>
            </text:list-item>
            <text:list-item>
              <text:p text:style-name="P26">A further update on this issue: <text:span text:style-name="T6">I did manage to get the system to run at a higher block size/block number. It will now run, but it will be fairly glitchy. After ~ 2-3 files are saved to the filesystem, it will often crash, produce a segmentation fault, or have some other undesirable result. As of right now, the reason for these issues is not known. You may increase the block size/number of blocks for testing purposes, but use this at your own risk.</text:span></text:p>
            </text:list-item>
          </text:list>
        </text:list-item>
      </text:list>
      <text:p text:style-name="P5"/>
      <text:list xml:id="list1925943069" text:style-name="L12">
        <text:list-item>
          <text:p text:style-name="P23">Deleting files from the filesystem.</text:p>
          <text:list>
            <text:list-item>
              <text:p text:style-name="P35"><text:soft-page-break/><text:span text:style-name="T2">This would not be a very difficult addition. If someone were to extend my filesystem to do this, they would simply need to write a function that found the file's inode, and then freed in the FSM blocks each of its data blocks. Then, it would free the inode and indirect block, </text:span><text:span text:style-name="T2">and then move the inode pointers in the root directory up, so as not to leave a blank space.</text:span></text:p>
            </text:list-item>
          </text:list>
        </text:list-item>
      </text:list>
      <text:p text:style-name="P5"/>
      <text:p text:style-name="P5"/>
      <text:list xml:id="list190289612" text:style-name="L13">
        <text:list-item>
          <text:p text:style-name="P24">Subdirectories:</text:p>
          <text:list>
            <text:list-item>
              <text:p text:style-name="P24">This would a bit trickier, and would require more extensive extending of my filesystem. However, it could be doable. The programmer would need to make a function that writes a new inode table to a data block, and then rewrite the read and write functions so that they can look for different inode tables, and find them from the root directory.</text:p>
            </text:list-item>
          </text:list>
        </text:list-item>
      </text:list>
      <text:p text:style-name="P5"/>
      <text:list xml:id="list1713550299" text:style-name="L14">
        <text:list-item>
          <text:p text:style-name="P25">Permissions:</text:p>
          <text:list>
            <text:list-item>
              <text:p text:style-name="P25">In some cases, the file written from the virtual filesystem back onto the local disk will not have the same permissions as the original file it was read from. I believe this issue is only raised when we are dealing with executable files.</text:p>
            </text:list-item>
            <text:list-item>
              <text:p text:style-name="P25">This error came along when I was able to run the system with a higher block size/number of blocks, as I was then able to store executables (at the current size, this is likely not possible). After changing the permissions manually, the executable <text:span text:style-name="T5">does </text:span>run as usual.</text:p>
            </text:list-item>
            <text:list-item>
              <text:p text:style-name="P25">I imagine this would not be a difficult problem to fix, but I am not sure where permissions are set in the open, read, write cycle of file I/O in C.</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heads_20_1" draw:display-name="Arrowheads 1"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Smythe</meta:initial-creator>
    <meta:creation-date>2012-11-30T03:54:20</meta:creation-date>
    <dc:date>2012-11-30T10:08:51</dc:date>
    <dc:creator>Andrew Smythe</dc:creator>
    <meta:editing-duration>PT1H53M40S</meta:editing-duration>
    <meta:editing-cycles>65</meta:editing-cycles>
    <meta:generator>LibreOffice/3.4$Linux LibreOffice_project/340m1$Build-402</meta:generator>
    <meta:document-statistic meta:table-count="2" meta:image-count="0" meta:object-count="0" meta:page-count="5" meta:paragraph-count="110" meta:word-count="1710" meta:character-count="9314" meta:non-whitespace-character-count="7747"/>
  </office:meta>
</office:document-meta>
</file>